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51851000026A600001C6B3EBF65AFE16E8CDE.svg" manifest:media-type="image/svg+xml"/>
  <manifest:file-entry manifest:full-path="Pictures/10000201000001F90000017C4718C5243C0B0181.png" manifest:media-type="image/png"/>
  <manifest:file-entry manifest:full-path="Pictures/1004534B000022B500002127380333F24752A014.svg" manifest:media-type="image/svg+xml"/>
  <manifest:file-entry manifest:full-path="Pictures/1000000000000899000001FA3017F5C0FAE3D3C2.jpg" manifest:media-type="image/jpeg"/>
  <manifest:file-entry manifest:full-path="Pictures/1005364F000026A600001C6B479372AAF7DA5C2B.svg" manifest:media-type="image/svg+xml"/>
  <manifest:file-entry manifest:full-path="Pictures/1000000000000899000001FA7D852FD626CC9322.jpg" manifest:media-type="image/jpeg"/>
  <manifest:file-entry manifest:full-path="Pictures/10000201000001F90000017C9A564072BDF963F2.png" manifest:media-type="image/png"/>
  <manifest:file-entry manifest:full-path="Pictures/10000201000001F90000017CBD26A8701D9C2F70.png" manifest:media-type="image/png"/>
  <manifest:file-entry manifest:full-path="Pictures/10000201000001760000011327004149D739744D.png" manifest:media-type="image/png"/>
  <manifest:file-entry manifest:full-path="Pictures/1000000000000899000001FAFDE4582F294B7DD4.jpg" manifest:media-type="image/jpeg"/>
  <manifest:file-entry manifest:full-path="Pictures/10000201000001F90000017CFB82809FE61088A1.png" manifest:media-type="image/png"/>
  <manifest:file-entry manifest:full-path="Pictures/10000201000000ED000000282301EBE753046616.png" manifest:media-type="image/png"/>
  <manifest:file-entry manifest:full-path="Pictures/100002010000032F00000265D4AF009CDFBC942D.png" manifest:media-type="image/png"/>
  <manifest:file-entry manifest:full-path="Pictures/10000201000000EC000000B2F62EB99246E134DC.png" manifest:media-type="image/png"/>
  <manifest:file-entry manifest:full-path="Pictures/10000201000001760000011C281ADD65A44EBAD5.png" manifest:media-type="image/png"/>
  <manifest:file-entry manifest:full-path="Pictures/100002010000017600000113FEAA3E7404742256.png" manifest:media-type="image/png"/>
  <manifest:file-entry manifest:full-path="Pictures/10051D69000026A600001C6BC3AFB4008C53DE55.svg" manifest:media-type="image/svg+xml"/>
  <manifest:file-entry manifest:full-path="Pictures/1000020100000150000001419C8C9E8A624A2C48.png" manifest:media-type="image/png"/>
  <manifest:file-entry manifest:full-path="Pictures/10061513000026A600001D677EFE86040763D5C2.svg" manifest:media-type="image/svg+xml"/>
  <manifest:file-entry manifest:full-path="Pictures/10000201000001760000011375E0AA8D08DD2307.png" manifest:media-type="image/png"/>
  <manifest:file-entry manifest:full-path="Pictures/10029B0B00001D8700000B62AB08828AC3668473.svg" manifest:media-type="image/svg+xml"/>
  <manifest:file-entry manifest:full-path="Pictures/100002010000011E0000006EEA98AD24F4E4EB30.png" manifest:media-type="image/png"/>
  <manifest:file-entry manifest:full-path="Pictures/10028F9900001F6100000D817AD673810C7B06C9.svg" manifest:media-type="image/svg+xml"/>
  <manifest:file-entry manifest:full-path="Pictures/100002010000013000000083CF12384A47E393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2" svg:font-family="'맑은 고딕'"/>
    <style:font-face style:name="Arial1" svg:font-family="Arial" style:font-family-generic="swiss"/>
    <style:font-face style:name="맑은 고딕3" svg:font-family="'맑은 고딕'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ourier 10 Pitch" svg:font-family="'Courier 10 Pitch'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맑은 고딕1" svg:font-family="'맑은 고딕'" style:font-pitch="variable"/>
    <style:font-face style:name="Droid Sans Fallback1" svg:font-family="'Droid Sans Fallback'" style:font-family-generic="modern" style:font-pitch="variable"/>
    <style:font-face style:name="Noto Sans CJK SC Regular1" svg:font-family="'Noto Sans CJK SC Regular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제목_20_슬라이드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3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제목_20_및_20_내용-title">
      <style:graphic-properties draw:auto-grow-height="true" fo:min-height="1.471cm"/>
    </style:style>
    <style:style style:name="pr5" style:family="presentation" style:parent-style-name="제목_20_및_20_내용-notes">
      <style:graphic-properties draw:fill-color="#ffffff" draw:auto-grow-height="true" fo:min-height="12.407cm"/>
    </style:style>
    <style:style style:name="pr6" style:family="presentation" style:parent-style-name="제목_20_및_20_내용-title">
      <style:graphic-properties fo:min-height="1.471cm"/>
    </style:style>
    <style:style style:name="pr7" style:family="presentation" style:parent-style-name="제목_20_및_20_내용-notes">
      <style:graphic-properties draw:fill-color="#ffffff" fo:min-height="12.407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name="제목 1" presentation:style-name="pr1" draw:text-style-name="P2" draw:layer="layout" svg:width="21.589cm" svg:height="4.082cm" svg:x="1.905cm" svg:y="7.301cm" presentation:class="title" presentation:user-transformed="true">
          <draw:text-box>
            <text:p text:style-name="P1"><text:span text:style-name="T1">Corporate Intranet case study</text:span></text:p>
          </draw:text-box>
        </draw:frame>
        <presentation:notes draw:style-name="dp2">
          <draw:page-thumbnail draw:name="슬라이드 이미지 개체 틀 1" draw:style-name="gr1" draw:layer="layout" svg:width="13.784cm" svg:height="10.34cm" svg:x="2.549cm" svg:y="2.068cm" draw:page-number="1" presentation:class="page"/>
          <draw:frame draw:name="슬라이드 노트 개체 틀 2" presentation:style-name="pr2" draw:text-style-name="P3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슬라이드 번호 개체 틀 3" presentation:style-name="pr3" draw:text-style-name="P5" draw:layer="layout" svg:width="8.181cm" svg:height="1.378cm" svg:x="10.696cm" svg:y="26.19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age2" draw:style-name="dp1" draw:master-page-name="제목_20_및_20_내용" presentation:presentation-page-layout-name="AL2T1">
        <office:forms form:automatic-focus="false" form:apply-design-mode="false"/>
        <draw:frame presentation:style-name="pr4" draw:layer="layout" svg:width="22.859cm" svg:height="1.471cm" svg:x="0.499cm" svg:y="0.351cm" presentation:class="title">
          <draw:text-box>
            <text:p>Corporate Intranet</text:p>
          </draw:text-box>
        </draw:frame>
        <draw:frame draw:style-name="gr2" draw:text-style-name="P6" draw:layer="layout" svg:width="18.838cm" svg:height="13.851cm" svg:x="3.08cm" svg:y="2.74cm">
          <draw:image xlink:href="Pictures/10061513000026A600001D677EFE86040763D5C2.svg" xlink:type="simple" xlink:show="embed" xlink:actuate="onLoad">
            <text:p/>
          </draw:image>
          <draw:image xlink:href="Pictures/10000201000001760000011C281ADD65A44EBAD5.png" xlink:type="simple" xlink:show="embed" xlink:actuate="onLoad"/>
        </draw:frame>
        <draw:frame draw:style-name="gr3" draw:text-style-name="P7" draw:layer="layout" svg:width="21.707cm" svg:height="0.962cm" svg:x="1.874cm" svg:y="17.78cm">
          <draw:text-box>
            <text:p>* Based on [Sung et al. Towards Systematic Design of Enterprise Networks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339cm" svg:x="2.548cm" svg:y="2.095cm" draw:page-number="2" presentation:class="page"/>
          <draw:frame presentation:style-name="pr5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3" draw:style-name="dp1" draw:master-page-name="제목_20_및_20_내용" presentation:presentation-page-layout-name="AL2T1">
        <office:forms form:automatic-focus="false" form:apply-design-mode="false"/>
        <draw:frame presentation:style-name="pr6" draw:layer="layout" svg:width="22.859cm" svg:height="1.471cm" svg:x="0.499cm" svg:y="0.351cm" presentation:class="title" presentation:placeholder="true">
          <draw:text-box/>
        </draw:frame>
        <draw:frame draw:style-name="gr2" draw:text-style-name="P6" draw:layer="layout" svg:width="18.838cm" svg:height="13.851cm" svg:x="3.079cm" svg:y="2.74cm">
          <draw:image xlink:href="Pictures/1005364F000026A600001C6B479372AAF7DA5C2B.svg" xlink:type="simple" xlink:show="embed" xlink:actuate="onLoad">
            <text:p/>
          </draw:image>
          <draw:image xlink:href="Pictures/100002010000017600000113FEAA3E740474225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85cm" svg:height="10.339cm" svg:x="2.548cm" svg:y="2.095cm" draw:page-number="3" presentation:class="page"/>
          <draw:frame presentation:style-name="pr7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제목_20_및_20_내용" presentation:presentation-page-layout-name="AL2T1">
        <office:forms form:automatic-focus="false" form:apply-design-mode="false"/>
        <draw:frame draw:style-name="gr2" draw:text-style-name="P6" draw:layer="layout" svg:width="18.838cm" svg:height="13.851cm" svg:x="3.079cm" svg:y="2.741cm">
          <draw:image xlink:href="Pictures/10051D69000026A600001C6BC3AFB4008C53DE55.svg" xlink:type="simple" xlink:show="embed" xlink:actuate="onLoad">
            <text:p/>
          </draw:image>
          <draw:image xlink:href="Pictures/10000201000001760000011375E0AA8D08DD230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85cm" svg:height="10.339cm" svg:x="2.548cm" svg:y="2.095cm" draw:page-number="4" presentation:class="page"/>
          <draw:frame presentation:style-name="pr7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제목_20_및_20_내용" presentation:presentation-page-layout-name="AL2T1">
        <office:forms form:automatic-focus="false" form:apply-design-mode="false"/>
        <draw:frame presentation:style-name="pr6" draw:layer="layout" svg:width="22.859cm" svg:height="1.471cm" svg:x="0.499cm" svg:y="0.351cm" presentation:class="title">
          <draw:text-box>
            <text:p>Spec 0</text:p>
          </draw:text-box>
        </draw:frame>
        <draw:frame draw:style-name="gr2" draw:text-style-name="P6" draw:layer="layout" svg:width="16.026cm" svg:height="6.177cm" svg:x="4.605cm" svg:y="6.939cm">
          <draw:image xlink:href="Pictures/10029B0B00001D8700000B62AB08828AC3668473.svg" xlink:type="simple" xlink:show="embed" xlink:actuate="onLoad">
            <text:p/>
          </draw:image>
          <draw:image xlink:href="Pictures/100002010000011E0000006EEA98AD24F4E4EB3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85cm" svg:height="10.339cm" svg:x="2.548cm" svg:y="2.095cm" draw:page-number="5" presentation:class="page"/>
          <draw:frame presentation:style-name="pr7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제목_20_및_20_내용" presentation:presentation-page-layout-name="AL2T1">
        <office:forms form:automatic-focus="false" form:apply-design-mode="false"/>
        <draw:frame presentation:style-name="pr6" draw:layer="layout" svg:width="22.859cm" svg:height="1.471cm" svg:x="0.499cm" svg:y="0.351cm" presentation:class="title">
          <draw:text-box>
            <text:p>Spec 1</text:p>
          </draw:text-box>
        </draw:frame>
        <draw:frame draw:style-name="gr2" draw:text-style-name="P6" draw:layer="layout" svg:width="17.245cm" svg:height="7.42cm" svg:x="4.291cm" svg:y="6.35cm">
          <draw:image xlink:href="Pictures/10028F9900001F6100000D817AD673810C7B06C9.svg" xlink:type="simple" xlink:show="embed" xlink:actuate="onLoad">
            <text:p/>
          </draw:image>
          <draw:image xlink:href="Pictures/100002010000013000000083CF12384A47E393D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85cm" svg:height="10.339cm" svg:x="2.548cm" svg:y="2.095cm" draw:page-number="6" presentation:class="page"/>
          <draw:frame presentation:style-name="pr7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제목_20_및_20_내용" presentation:presentation-page-layout-name="AL2T1">
        <office:forms form:automatic-focus="false" form:apply-design-mode="false"/>
        <draw:frame presentation:style-name="pr6" draw:layer="layout" svg:width="22.859cm" svg:height="1.471cm" svg:x="0.499cm" svg:y="0.351cm" presentation:class="title">
          <draw:text-box>
            <text:p>Spec 2</text:p>
          </draw:text-box>
        </draw:frame>
        <draw:frame draw:style-name="gr2" draw:text-style-name="P6" draw:layer="layout" svg:width="18.459cm" svg:height="16.138cm" svg:x="3.563cm" svg:y="2.15cm">
          <draw:image xlink:href="Pictures/1004534B000022B500002127380333F24752A014.svg" xlink:type="simple" xlink:show="embed" xlink:actuate="onLoad">
            <text:p/>
          </draw:image>
          <draw:image xlink:href="Pictures/1000020100000150000001419C8C9E8A624A2C4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85cm" svg:height="10.339cm" svg:x="2.548cm" svg:y="2.095cm" draw:page-number="7" presentation:class="page"/>
          <draw:frame presentation:style-name="pr7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제목_20_및_20_내용" presentation:presentation-page-layout-name="AL2T1">
        <office:forms form:automatic-focus="false" form:apply-design-mode="false"/>
        <draw:frame presentation:style-name="pr6" draw:layer="layout" svg:width="22.859cm" svg:height="1.471cm" svg:x="0.499cm" svg:y="0.351cm" presentation:class="title">
          <draw:text-box>
            <text:p>Spec 3</text:p>
          </draw:text-box>
        </draw:frame>
        <draw:frame draw:style-name="gr2" draw:text-style-name="P6" draw:layer="layout" svg:width="20.884cm" svg:height="15.355cm" svg:x="2.06cm" svg:y="2.679cm">
          <draw:image xlink:href="Pictures/10051851000026A600001C6B3EBF65AFE16E8CDE.svg" xlink:type="simple" xlink:show="embed" xlink:actuate="onLoad">
            <text:p/>
          </draw:image>
          <draw:image xlink:href="Pictures/10000201000001760000011327004149D739744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85cm" svg:height="10.339cm" svg:x="2.548cm" svg:y="2.095cm" draw:page-number="8" presentation:class="page"/>
          <draw:frame presentation:style-name="pr7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2" svg:font-family="'맑은 고딕'"/>
    <style:font-face style:name="Arial1" svg:font-family="Arial" style:font-family-generic="swiss"/>
    <style:font-face style:name="맑은 고딕3" svg:font-family="'맑은 고딕'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ourier 10 Pitch" svg:font-family="'Courier 10 Pitch'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맑은 고딕1" svg:font-family="'맑은 고딕'" style:font-pitch="variable"/>
    <style:font-face style:name="Droid Sans Fallback1" svg:font-family="'Droid Sans Fallback'" style:font-family-generic="modern" style:font-pitch="variable"/>
    <style:font-face style:name="Noto Sans CJK SC Regular1" svg:font-family="'Noto Sans CJK SC Regular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background" style:display-name="구역 머리글-background" style:family="presentation">
      <style:graphic-properties draw:stroke="none" draw:fill="solid" draw:fill-color="#ffffff"/>
      <style:text-properties style:letter-kerning="true"/>
    </style:style>
    <style:style style:name="구역_20_머리글-backgroundobjects" style:display-name="구역 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구역_20_머리글-notes" style:display-name="구역 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구역_20_머리글-outline1" style:display-name="구역 머리글-outline1" style:family="presentation">
      <style:graphic-properties draw:stroke="none" draw:fill="none" draw:auto-grow-height="false" draw:fit-to-size="shrink-to-fit">
        <text:list-style style:name="구역_20_머리글-outline1" style:display-name="구역 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outline2" style:display-name="구역 머리글-outline2" style:family="presentation" style:parent-style-name="구역_20_머리글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구역_20_머리글-outline3" style:display-name="구역 머리글-outline3" style:family="presentation" style:parent-style-name="구역_20_머리글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4" style:display-name="구역 머리글-outline4" style:family="presentation" style:parent-style-name="구역_20_머리글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5" style:display-name="구역 머리글-outline5" style:family="presentation" style:parent-style-name="구역_20_머리글-outline4">
      <style:paragraph-properties fo:margin-top="0.1cm" fo:margin-bottom="0cm"/>
      <style:text-properties fo:font-size="20pt" style:font-size-asian="20pt" style:font-size-complex="20pt"/>
    </style:style>
    <style:style style:name="구역_20_머리글-outline6" style:display-name="구역 머리글-outline6" style:family="presentation" style:parent-style-name="구역_20_머리글-outline5">
      <style:paragraph-properties fo:margin-top="0.1cm" fo:margin-bottom="0cm"/>
      <style:text-properties fo:font-size="20pt" style:font-size-asian="20pt" style:font-size-complex="20pt"/>
    </style:style>
    <style:style style:name="구역_20_머리글-outline7" style:display-name="구역 머리글-outline7" style:family="presentation" style:parent-style-name="구역_20_머리글-outline6">
      <style:paragraph-properties fo:margin-top="0.1cm" fo:margin-bottom="0cm"/>
      <style:text-properties fo:font-size="20pt" style:font-size-asian="20pt" style:font-size-complex="20pt"/>
    </style:style>
    <style:style style:name="구역_20_머리글-outline8" style:display-name="구역 머리글-outline8" style:family="presentation" style:parent-style-name="구역_20_머리글-outline7">
      <style:paragraph-properties fo:margin-top="0.1cm" fo:margin-bottom="0cm"/>
      <style:text-properties fo:font-size="20pt" style:font-size-asian="20pt" style:font-size-complex="20pt"/>
    </style:style>
    <style:style style:name="구역_20_머리글-outline9" style:display-name="구역 머리글-outline9" style:family="presentation" style:parent-style-name="구역_20_머리글-outline8">
      <style:paragraph-properties fo:margin-top="0.1cm" fo:margin-bottom="0cm"/>
      <style:text-properties fo:font-size="20pt" style:font-size-asian="20pt" style:font-size-complex="20pt"/>
    </style:style>
    <style:style style:name="구역_20_머리글-subtitle" style:display-name="구역 머리글-subtitle" style:family="presentation">
      <style:graphic-properties draw:stroke="none" draw:fill="none" draw:textarea-vertical-align="middle">
        <text:list-style style:name="구역_20_머리글-subtitle" style:display-name="구역 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구역_20_머리글-title" style:display-name="구역 머리글-title" style:family="presentation">
      <style:graphic-properties draw:stroke="none" draw:fill="none" draw:textarea-vertical-align="middle">
        <text:list-style style:name="구역_20_머리글-title" style:display-name="구역 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>
        <text:list-style style:name="제목_20_및_20_내용-outline1" style:display-name="제목 및 내용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background" style:display-name="Thank you-background" style:family="presentation">
      <style:graphic-properties draw:stroke="none" draw:fill="solid" draw:fill-color="#ffffff"/>
      <style:text-properties style:letter-kerning="true"/>
    </style:style>
    <style:style style:name="Thank_20_you-backgroundobjects" style:display-name="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-notes" style:display-name="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-outline1" style:display-name="Thank you-outline1" style:family="presentation">
      <style:graphic-properties draw:stroke="none" draw:fill="none" draw:auto-grow-height="false" draw:fit-to-size="shrink-to-fit">
        <text:list-style style:name="Thank_20_you-outline1" style:display-name="Thank 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outline2" style:display-name="Thank you-outline2" style:family="presentation" style:parent-style-name="Thank_20_yo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-outline3" style:display-name="Thank you-outline3" style:family="presentation" style:parent-style-name="Thank_20_yo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4" style:display-name="Thank you-outline4" style:family="presentation" style:parent-style-name="Thank_20_yo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5" style:display-name="Thank you-outline5" style:family="presentation" style:parent-style-name="Thank_20_you-outline4">
      <style:paragraph-properties fo:margin-top="0.1cm" fo:margin-bottom="0cm"/>
      <style:text-properties fo:font-size="20pt" style:font-size-asian="20pt" style:font-size-complex="20pt"/>
    </style:style>
    <style:style style:name="Thank_20_you-outline6" style:display-name="Thank you-outline6" style:family="presentation" style:parent-style-name="Thank_20_you-outline5">
      <style:paragraph-properties fo:margin-top="0.1cm" fo:margin-bottom="0cm"/>
      <style:text-properties fo:font-size="20pt" style:font-size-asian="20pt" style:font-size-complex="20pt"/>
    </style:style>
    <style:style style:name="Thank_20_you-outline7" style:display-name="Thank you-outline7" style:family="presentation" style:parent-style-name="Thank_20_you-outline6">
      <style:paragraph-properties fo:margin-top="0.1cm" fo:margin-bottom="0cm"/>
      <style:text-properties fo:font-size="20pt" style:font-size-asian="20pt" style:font-size-complex="20pt"/>
    </style:style>
    <style:style style:name="Thank_20_you-outline8" style:display-name="Thank you-outline8" style:family="presentation" style:parent-style-name="Thank_20_you-outline7">
      <style:paragraph-properties fo:margin-top="0.1cm" fo:margin-bottom="0cm"/>
      <style:text-properties fo:font-size="20pt" style:font-size-asian="20pt" style:font-size-complex="20pt"/>
    </style:style>
    <style:style style:name="Thank_20_you-outline9" style:display-name="Thank you-outline9" style:family="presentation" style:parent-style-name="Thank_20_you-outline8">
      <style:paragraph-properties fo:margin-top="0.1cm" fo:margin-bottom="0cm"/>
      <style:text-properties fo:font-size="20pt" style:font-size-asian="20pt" style:font-size-complex="20pt"/>
    </style:style>
    <style:style style:name="Thank_20_you-subtitle" style:display-name="Thank you-subtitle" style:family="presentation">
      <style:graphic-properties draw:stroke="none" draw:fill="none" draw:textarea-vertical-align="middle">
        <text:list-style style:name="Thank_20_you-subtitle" style:display-name="Thank 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-title" style:display-name="Thank you-title" style:family="presentation">
      <style:graphic-properties draw:stroke="none" draw:fill="none" draw:textarea-vertical-align="middle">
        <text:list-style style:name="Thank_20_you-title" style:display-name="Thank 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-background" style:display-name="제목 및 내용_-background" style:family="presentation">
      <style:graphic-properties draw:stroke="none" draw:fill="solid" draw:fill-color="#ffffff"/>
      <style:text-properties style:letter-kerning="true"/>
    </style:style>
    <style:style style:name="제목_20_및_20_내용_5f_-backgroundobjects" style:display-name="제목 및 내용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-notes" style:display-name="제목 및 내용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-outline1" style:display-name="제목 및 내용_-outline1" style:family="presentation">
      <style:graphic-properties draw:stroke="none" draw:fill="none" draw:auto-grow-height="false" draw:fit-to-size="shrink-to-fit">
        <text:list-style style:name="제목_20_및_20_내용_5f_-outline1" style:display-name="제목 및 내용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bold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bold" style:text-emphasize="none" style:font-relief="none" style:text-overline-style="none" style:text-overline-color="font-color" fo:hyphenate="true"/>
    </style:style>
    <style:style style:name="제목_20_및_20_내용_5f_-outline2" style:display-name="제목 및 내용_-outline2" style:family="presentation" style:parent-style-name="제목_20_및_20_내용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_5f_-outline3" style:display-name="제목 및 내용_-outline3" style:family="presentation" style:parent-style-name="제목_20_및_20_내용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4" style:display-name="제목 및 내용_-outline4" style:family="presentation" style:parent-style-name="제목_20_및_20_내용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5" style:display-name="제목 및 내용_-outline5" style:family="presentation" style:parent-style-name="제목_20_및_20_내용_5f_-outline4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6" style:display-name="제목 및 내용_-outline6" style:family="presentation" style:parent-style-name="제목_20_및_20_내용_5f_-outline5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7" style:display-name="제목 및 내용_-outline7" style:family="presentation" style:parent-style-name="제목_20_및_20_내용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8" style:display-name="제목 및 내용_-outline8" style:family="presentation" style:parent-style-name="제목_20_및_20_내용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9" style:display-name="제목 및 내용_-outline9" style:family="presentation" style:parent-style-name="제목_20_및_20_내용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subtitle" style:display-name="제목 및 내용_-subtitle" style:family="presentation">
      <style:graphic-properties draw:stroke="none" draw:fill="none" draw:textarea-vertical-align="middle">
        <text:list-style style:name="제목_20_및_20_내용_5f_-subtitle" style:display-name="제목 및 내용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-title" style:display-name="제목 및 내용_-title" style:family="presentation">
      <style:graphic-properties draw:stroke="none" draw:fill="none" draw:textarea-vertical-align="middle">
        <text:list-style style:name="제목_20_및_20_내용_5f_-title" style:display-name="제목 및 내용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background" style:display-name="제목 및 내용__-background" style:family="presentation">
      <style:graphic-properties draw:stroke="none" draw:fill="solid" draw:fill-color="#ffffff"/>
      <style:text-properties style:letter-kerning="true"/>
    </style:style>
    <style:style style:name="제목_20_및_20_내용_5f__5f_-backgroundobjects" style:display-name="제목 및 내용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_5f_-notes" style:display-name="제목 및 내용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outline1" style:display-name="제목 및 내용__-outline1" style:family="presentation">
      <style:graphic-properties draw:stroke="none" draw:fill="none" draw:auto-grow-height="false" draw:fit-to-size="shrink-to-fit">
        <text:list-style style:name="제목_20_및_20_내용_5f__5f_-outline1" style:display-name="제목 및 내용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outline2" style:display-name="제목 및 내용__-outline2" style:family="presentation" style:parent-style-name="제목_20_및_20_내용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및_20_내용_5f__5f_-outline3" style:display-name="제목 및 내용__-outline3" style:family="presentation" style:parent-style-name="제목_20_및_20_내용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4" style:display-name="제목 및 내용__-outline4" style:family="presentation" style:parent-style-name="제목_20_및_20_내용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5" style:display-name="제목 및 내용__-outline5" style:family="presentation" style:parent-style-name="제목_20_및_20_내용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6" style:display-name="제목 및 내용__-outline6" style:family="presentation" style:parent-style-name="제목_20_및_20_내용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7" style:display-name="제목 및 내용__-outline7" style:family="presentation" style:parent-style-name="제목_20_및_20_내용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8" style:display-name="제목 및 내용__-outline8" style:family="presentation" style:parent-style-name="제목_20_및_20_내용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9" style:display-name="제목 및 내용__-outline9" style:family="presentation" style:parent-style-name="제목_20_및_20_내용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subtitle" style:display-name="제목 및 내용__-subtitle" style:family="presentation">
      <style:graphic-properties draw:stroke="none" draw:fill="none" draw:textarea-vertical-align="middle">
        <text:list-style style:name="제목_20_및_20_내용_5f__5f_-subtitle" style:display-name="제목 및 내용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title" style:display-name="제목 및 내용__-title" style:family="presentation">
      <style:graphic-properties draw:stroke="none" draw:fill="none" draw:textarea-vertical-align="middle">
        <text:list-style style:name="제목_20_및_20_내용_5f__5f_-title" style:display-name="제목 및 내용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background" style:display-name="Thank you_-background" style:family="presentation">
      <style:graphic-properties draw:stroke="none" draw:fill="solid" draw:fill-color="#ffffff"/>
      <style:text-properties style:letter-kerning="true"/>
    </style:style>
    <style:style style:name="Thank_20_you_5f_-backgroundobjects" style:display-name="Thank yo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-notes" style:display-name="Thank yo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-outline1" style:display-name="Thank you_-outline1" style:family="presentation">
      <style:graphic-properties draw:stroke="none" draw:fill="none" draw:auto-grow-height="false" draw:fit-to-size="shrink-to-fit">
        <text:list-style style:name="Thank_20_you_5f_-outline1" style:display-name="Thank yo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outline2" style:display-name="Thank you_-outline2" style:family="presentation" style:parent-style-name="Thank_20_yo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-outline3" style:display-name="Thank you_-outline3" style:family="presentation" style:parent-style-name="Thank_20_yo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4" style:display-name="Thank you_-outline4" style:family="presentation" style:parent-style-name="Thank_20_yo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5" style:display-name="Thank you_-outline5" style:family="presentation" style:parent-style-name="Thank_20_yo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6" style:display-name="Thank you_-outline6" style:family="presentation" style:parent-style-name="Thank_20_yo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7" style:display-name="Thank you_-outline7" style:family="presentation" style:parent-style-name="Thank_20_yo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8" style:display-name="Thank you_-outline8" style:family="presentation" style:parent-style-name="Thank_20_yo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9" style:display-name="Thank you_-outline9" style:family="presentation" style:parent-style-name="Thank_20_yo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subtitle" style:display-name="Thank you_-subtitle" style:family="presentation">
      <style:graphic-properties draw:stroke="none" draw:fill="none" draw:textarea-vertical-align="middle">
        <text:list-style style:name="Thank_20_you_5f_-subtitle" style:display-name="Thank yo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-title" style:display-name="Thank you_-title" style:family="presentation">
      <style:graphic-properties draw:stroke="none" draw:fill="none" draw:textarea-vertical-align="middle">
        <text:list-style style:name="Thank_20_you_5f_-title" style:display-name="Thank yo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_5f_-background" style:display-name="Thank you__-background" style:family="presentation">
      <style:graphic-properties draw:stroke="none" draw:fill="solid" draw:fill-color="#ffffff"/>
      <style:text-properties style:letter-kerning="true"/>
    </style:style>
    <style:style style:name="Thank_20_you_5f__5f_-backgroundobjects" style:display-name="Thank you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_5f_-notes" style:display-name="Thank you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_5f_-outline1" style:display-name="Thank you__-outline1" style:family="presentation">
      <style:graphic-properties draw:stroke="none" draw:fill="none" draw:auto-grow-height="false" draw:fit-to-size="shrink-to-fit">
        <text:list-style style:name="Thank_20_you_5f__5f_-outline1" style:display-name="Thank you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_5f_-outline2" style:display-name="Thank you__-outline2" style:family="presentation" style:parent-style-name="Thank_20_you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_5f_-outline3" style:display-name="Thank you__-outline3" style:family="presentation" style:parent-style-name="Thank_20_you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_5f_-outline4" style:display-name="Thank you__-outline4" style:family="presentation" style:parent-style-name="Thank_20_you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_5f_-outline5" style:display-name="Thank you__-outline5" style:family="presentation" style:parent-style-name="Thank_20_you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6" style:display-name="Thank you__-outline6" style:family="presentation" style:parent-style-name="Thank_20_you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7" style:display-name="Thank you__-outline7" style:family="presentation" style:parent-style-name="Thank_20_you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8" style:display-name="Thank you__-outline8" style:family="presentation" style:parent-style-name="Thank_20_you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9" style:display-name="Thank you__-outline9" style:family="presentation" style:parent-style-name="Thank_20_you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subtitle" style:display-name="Thank you__-subtitle" style:family="presentation">
      <style:graphic-properties draw:stroke="none" draw:fill="none" draw:textarea-vertical-align="middle">
        <text:list-style style:name="Thank_20_you_5f__5f_-subtitle" style:display-name="Thank you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_5f_-title" style:display-name="Thank you__-title" style:family="presentation">
      <style:graphic-properties draw:stroke="none" draw:fill="none" draw:textarea-vertical-align="middle">
        <text:list-style style:name="Thank_20_you_5f__5f_-title" style:display-name="Thank you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5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6" style:family="graphic" style:parent-style-name="standard" style:list-style-name="ML7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7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8" style:family="graphic" style:parent-style-name="standard" style:list-style-name="ML7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9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10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pr1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제목_20_슬라이드-backgroundobjects">
      <style:graphic-properties draw:stroke="none" draw:fill="none" draw:fill-color="#ffffff" draw:auto-grow-height="false" fo:min-height="1.397cm"/>
    </style:style>
    <style:style style:name="Mpr3" style:family="presentation" style:parent-style-name="제목_20_슬라이드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구역_20_머리글-backgroundobjects">
      <style:graphic-properties draw:stroke="none" draw:fill="none" draw:fill-color="#ffffff" draw:auto-grow-height="false" fo:min-height="1.378cm"/>
    </style:style>
    <style:style style:name="Mpr7" style:family="presentation" style:parent-style-name="구역_20_머리글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제목_20_및_20_내용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제목_20_및_20_내용-backgroundobjects">
      <style:graphic-properties draw:stroke="none" draw:fill="none" draw:fill-color="#ffffff" draw:auto-grow-height="false" fo:min-height="1.378cm"/>
    </style:style>
    <style:style style:name="Mpr12" style:family="presentation" style:parent-style-name="제목_20_및_20_내용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hank_20_yo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4" style:family="presentation" style:parent-style-name="Thank_20_you-backgroundobjects">
      <style:graphic-properties draw:stroke="none" draw:fill="none" draw:fill-color="#ffffff" draw:auto-grow-height="false" fo:min-height="1.378cm"/>
    </style:style>
    <style:style style:name="Mpr15" style:family="presentation" style:parent-style-name="Thank_20_you-backgroundobjects">
      <style:graphic-properties draw:stroke="none" draw:fill="none" draw:fill-color="#ffffff" draw:textarea-vertical-align="bottom" draw:auto-grow-height="false" fo:min-height="1.378cm"/>
    </style:style>
    <style:style style:name="Mpr16" style:family="presentation" style:parent-style-name="제목_20_및_20_내용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제목_20_및_20_내용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제목_20_및_20_내용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제목_20_및_20_내용_5f_-backgroundobjects">
      <style:graphic-properties draw:stroke="none" draw:fill="none" draw:fill-color="#ffffff" draw:auto-grow-height="false" fo:min-height="1.378cm"/>
    </style:style>
    <style:style style:name="Mpr20" style:family="presentation" style:parent-style-name="제목_20_및_20_내용_5f_-backgroundobjects">
      <style:graphic-properties draw:stroke="none" draw:fill="none" draw:fill-color="#ffffff" draw:textarea-vertical-align="bottom" draw:auto-grow-height="false" fo:min-height="1.378cm"/>
    </style:style>
    <style:style style:name="Mpr21" style:family="presentation" style:parent-style-name="제목_20_및_20_내용_5f_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제목_20_및_20_내용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3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제목_20_및_20_내용_5f__5f_-backgroundobjects">
      <style:graphic-properties draw:stroke="none" draw:fill="none" draw:fill-color="#ffffff" draw:auto-grow-height="false" fo:min-height="1.378cm"/>
    </style:style>
    <style:style style:name="Mpr25" style:family="presentation" style:parent-style-name="제목_20_및_20_내용_5f__5f_-backgroundobjects">
      <style:graphic-properties draw:stroke="none" draw:fill="none" draw:fill-color="#ffffff" draw:textarea-vertical-align="bottom" draw:auto-grow-height="false" fo:min-height="1.378cm"/>
    </style:style>
    <style:style style:name="Mpr26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7" style:family="presentation" style:parent-style-name="Thank_20_you_5f_-backgroundobjects">
      <style:graphic-properties draw:stroke="none" draw:fill="none" draw:fill-color="#ffffff" draw:auto-grow-height="false" fo:min-height="1.378cm"/>
    </style:style>
    <style:style style:name="Mpr28" style:family="presentation" style:parent-style-name="Thank_20_you_5f_-backgroundobjects">
      <style:graphic-properties draw:stroke="none" draw:fill="none" draw:fill-color="#ffffff" draw:textarea-vertical-align="bottom" draw:auto-grow-height="false" fo:min-height="1.378cm"/>
    </style:style>
    <style:style style:name="Mpr29" style:family="presentation" style:parent-style-name="Thank_20_you_5f_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30" style:family="presentation" style:parent-style-name="Thank_20_you_5f__5f_-backgroundobjects">
      <style:graphic-properties draw:stroke="none" draw:fill="none" draw:fill-color="#ffffff" draw:auto-grow-height="false" fo:min-height="1.314cm"/>
    </style:style>
    <style:style style:name="Mpr31" style:family="presentation" style:parent-style-name="Thank_20_you_5f__5f_-backgroundobjects">
      <style:graphic-properties draw:stroke="none" draw:fill="none" draw:fill-color="#ffffff" draw:auto-grow-height="false" fo:min-height="1.378cm"/>
    </style:style>
    <style:style style:name="Mpr32" style:family="presentation" style:parent-style-name="Thank_20_you_5f__5f_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3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true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tru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tru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true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MP24" style:family="paragraph">
      <style:paragraph-properties fo:text-align="center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000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삼성긴고딕OTF Regular1" style:font-size-asian="26pt" style:font-style-asian="normal" style:font-weight-asian="normal" style:font-name-complex="Arial" style:font-size-complex="26pt" style:font-style-complex="normal" style:font-weight-complex="normal"/>
    </style:style>
    <style:style style:name="MT5" style:family="text">
      <style:text-properties fo:font-variant="normal" fo:text-transform="none" fo:color="#16529a" style:text-line-through-style="none" style:text-line-through-type="none" style:text-position="0% 100%" style:font-name="Arial" fo:font-size="44pt" fo:letter-spacing="normal" fo:font-style="normal" style:text-underline-style="none" fo:font-weight="bold" style:font-name-asian="삼성긴고딕OTF ExtraBold1" style:font-size-asian="44pt" style:font-style-asian="normal" style:font-weight-asian="bold" style:font-name-complex="Arial" style:font-size-complex="44pt" style:font-style-complex="normal" style:font-weight-complex="bold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MT11" style:family="text">
      <style:text-properties fo:font-variant="normal" fo:text-transform="none" fo:color="#16529a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style:style style:name="MT12" style:family="text">
      <style:text-properties fo:font-variant="normal" fo:text-transform="none" fo:color="#a6a6a6" style:text-line-through-style="none" style:text-line-through-type="none" style:text-position="0% 100%" style:font-name="Arial" fo:font-size="9pt" fo:letter-spacing="normal" fo:font-style="normal" style:text-underline-style="none" fo:font-weight="normal" style:font-name-asian="삼성고딕 M" style:font-size-asian="9pt" style:font-style-asian="normal" style:font-weight-asian="normal" style:font-name-complex="Ari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제목_20_슬라이드" style:display-name="제목 슬라이드" style:page-layout-name="PM1" draw:style-name="Mdp1">
      <office:forms form:automatic-focus="false" form:apply-design-mode="false"/>
      <draw:frame draw:name="그림 13" draw:style-name="Mgr3" draw:text-style-name="MP5" draw:layer="backgroundobjects" svg:width="2.74cm" svg:height="0.466cm" svg:x="0.557cm" svg:y="0.5cm">
        <draw:image xlink:href="Pictures/10000201000000ED000000282301EBE753046616.png" xlink:type="simple" xlink:show="embed" xlink:actuate="onLoad">
          <text:p/>
        </draw:image>
      </draw:frame>
      <draw:custom-shape draw:name="TextBox 15" draw:style-name="Mgr4" draw:text-style-name="MP7" draw:layer="backgroundobjects" svg:width="3.327cm" svg:height="0.582cm" svg:x="0.174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그림 3" draw:style-name="Mgr3" draw:text-style-name="MP5" draw:layer="backgroundobjects" svg:width="9.413cm" svg:height="7.087cm" svg:x="15.938cm" svg:y="0.069cm">
        <draw:image xlink:href="Pictures/100002010000032F00000265D4AF009CDFBC942D.png" xlink:type="simple" xlink:show="embed" xlink:actuate="onLoad">
          <text:p/>
        </draw:image>
      </draw:frame>
      <draw:frame draw:name="제목 1" presentation:style-name="Mpr1" draw:text-style-name="MP9" draw:layer="backgroundobjects" svg:width="21.589cm" svg:height="2.399cm" svg:x="1.905cm" svg:y="4.999cm" presentation:class="title" presentation:user-transformed="true">
        <draw:text-box>
          <text:p text:style-name="MP8"><text:span text:style-name="MT3">Master Title</text:span></text:p>
        </draw:text-box>
      </draw:fram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제목_20_슬라이드-title" draw:layer="backgroundobjects" svg:width="13.968cm" svg:height="10.476cm" svg:x="3.81cm" svg:y="2.123cm" presentation:class="page"/>
        <draw:frame presentation:style-name="제목_20_슬라이드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구역_20_머리글" style:display-name="구역 머리글" style:page-layout-name="PM1" draw:style-name="Mdp1">
      <office:forms form:automatic-focus="false" form:apply-design-mode="false"/>
      <draw:frame draw:name="텍스트 개체 틀 2" presentation:style-name="Mpr4" draw:text-style-name="MP12" draw:layer="backgroundobjects" svg:width="17.046cm" svg:height="2.088cm" svg:x="7.454cm" svg:y="8.02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Master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75cm" svg:y="10.26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4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2.514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4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4.76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4">Seventh Outline LevelMaster Text</text:span></text:p>
            </text:list-item>
          </text:list>
        </draw:text-box>
      </draw:frame>
      <draw:frame draw:name="그림 40" draw:style-name="Mgr3" draw:text-style-name="MP5" draw:layer="backgroundobjects" svg:width="5.826cm" svg:height="4.386cm" svg:x="19.405cm" svg:y="0.045cm">
        <draw:image xlink:href="Pictures/10000201000001F90000017CBD26A8701D9C2F70.png" xlink:type="simple" xlink:show="embed" xlink:actuate="onLoad">
          <text:p/>
        </draw:image>
      </draw:frame>
      <draw:frame draw:name="제목 1" presentation:style-name="Mpr5" draw:text-style-name="MP15" draw:layer="backgroundobjects" svg:width="21.589cm" svg:height="3.783cm" svg:x="1.905cm" svg:y="3.524cm" presentation:class="title" presentation:user-transformed="true">
        <draw:text-box>
          <text:p text:style-name="MP14"><text:span text:style-name="MT5">Master Title</text:span></text:p>
        </draw:text-box>
      </draw:frame>
      <draw:custom-shape draw:name="TextBox 21" draw:style-name="Mgr4" draw:text-style-name="MP7" draw:layer="backgroundobjects" svg:width="3.327cm" svg:height="0.582cm" svg:x="0.174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구역_20_머리글-title" draw:layer="backgroundobjects" svg:width="13.785cm" svg:height="10.339cm" svg:x="2.548cm" svg:y="2.095cm" presentation:class="page"/>
        <draw:frame presentation:style-name="구역_20_머리글-notes" draw:layer="backgroundobjects" svg:width="15.104cm" svg:height="12.407cm" svg:x="1.888cm" svg:y="13.097cm" presentation:class="notes" presentation:placeholder="true">
          <draw:text-box/>
        </draw:frame>
        <draw:frame presentation:style-name="Mpr6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" style:display-name="제목 및 내용" style:page-layout-name="PM1" draw:style-name="Mdp1">
      <office:forms form:automatic-focus="false" form:apply-design-mode="false"/>
      <draw:frame draw:name="슬라이드 번호 개체 틀 5" presentation:style-name="Mpr8" draw:text-style-name="MP17" draw:layer="backgroundobjects" svg:width="2.962cm" svg:height="0.648cm" svg:x="22.348cm" svg:y="18.27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내용 개체 틀 2" presentation:style-name="Mpr9" draw:text-style-name="MP7" draw:layer="backgroundobjects" svg:width="24.202cm" svg:height="15.077cm" svg:x="0.699cm" svg:y="3.048cm" presentation:class="outline" presentation:user-transformed="true">
        <draw:text-box>
          <text:list text:style-name="ML5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1"><text:span text:style-name="MT7">Seventh Outline LevelMaster Text</text:span></text:p>
                                      <text:list>
                                        <text:list-item>
                                          <text:p text:style-name="MP11"><text:span text:style-name="MT8">Second Level</text:span></text:p>
                                          <text:list>
                                            <text:list-item>
                                              <text:p text:style-name="MP11"><text:span text:style-name="MT9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0" draw:text-style-name="MP19" draw:layer="backgroundobjects" svg:width="22.859cm" svg:height="1.471cm" svg:x="0.499cm" svg:y="0.351cm" presentation:class="title" presentation:user-transformed="true">
        <draw:text-box>
          <text:p text:style-name="MP18"><text:span text:style-name="MT10">Title</text:span></text:p>
        </draw:text-box>
      </draw:frame>
      <presentation:notes style:page-layout-name="PM2">
        <office:forms form:automatic-focus="false" form:apply-design-mode="false"/>
        <draw:page-thumbnail presentation:style-name="제목_20_및_20_내용-title" draw:layer="backgroundobjects" svg:width="13.785cm" svg:height="10.339cm" svg:x="2.548cm" svg:y="2.095cm" presentation:class="page"/>
        <draw:frame presentation:style-name="제목_20_및_20_내용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" style:display-name="Thank you" style:page-layout-name="PM1" draw:style-name="Mdp1">
      <office:forms form:automatic-focus="false" form:apply-design-mode="false"/>
      <draw:frame draw:name="그림 10" draw:style-name="Mgr3" draw:text-style-name="MP5" draw:layer="backgroundobjects" svg:width="25.451cm" svg:height="5.847cm" svg:x="-0.017cm" svg:y="13.236cm">
        <draw:image xlink:href="Pictures/1000000000000899000001FAFDE4582F294B7DD4.jpg" xlink:type="simple" xlink:show="embed" xlink:actuate="onLoad">
          <text:p/>
        </draw:image>
      </draw:frame>
      <draw:frame draw:name="제목 1" presentation:style-name="Mpr13" draw:text-style-name="MP20" draw:layer="backgroundobjects" svg:width="22.859cm" svg:height="3.174cm" svg:x="1.27cm" svg:y="6.925cm" presentation:class="title" presentation:user-transformed="true">
        <draw:text-box>
          <text:p text:style-name="MP8"><text:span text:style-name="MT11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9A564072BDF963F2.png" xlink:type="simple" xlink:show="embed" xlink:actuate="onLoad">
          <text:p/>
        </draw:image>
      </draw:frame>
      <draw:custom-shape draw:name="TextBox 5" draw:style-name="Mgr4" draw:text-style-name="MP7" draw:layer="backgroundobjects" svg:width="3.327cm" svg:height="0.582cm" svg:x="0.147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hank_20_you-title" draw:layer="backgroundobjects" svg:width="13.785cm" svg:height="10.339cm" svg:x="2.548cm" svg:y="2.095cm" presentation:class="page"/>
        <draw:frame presentation:style-name="Thank_20_you-notes" draw:layer="backgroundobjects" svg:width="15.104cm" svg:height="12.407cm" svg:x="1.888cm" svg:y="13.097cm" presentation:class="notes" presentation:placeholder="true">
          <draw:text-box/>
        </draw:frame>
        <draw:frame presentation:style-name="Mpr1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_5f_" style:display-name="제목 및 내용_" style:page-layout-name="PM1" draw:style-name="Mdp1">
      <office:forms form:automatic-focus="false" form:apply-design-mode="false"/>
      <draw:frame draw:name="슬라이드 번호 개체 틀 5" presentation:style-name="Mpr16" draw:text-style-name="MP17" draw:layer="backgroundobjects" svg:width="2.962cm" svg:height="0.648cm" svg:x="22.348cm" svg:y="18.27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내용 개체 틀 2" presentation:style-name="Mpr17" draw:text-style-name="MP7" draw:layer="backgroundobjects" svg:width="24.202cm" svg:height="15.077cm" svg:x="0.699cm" svg:y="3.048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><text:span text:style-name="MT7">Seventh Outline LevelMaster Text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8" draw:text-style-name="MP19" draw:layer="backgroundobjects" svg:width="22.859cm" svg:height="1.471cm" svg:x="0.499cm" svg:y="0.351cm" presentation:class="title" presentation:user-transformed="true">
        <draw:text-box>
          <text:p text:style-name="MP18"><text:span text:style-name="MT10">Title</text:span></text:p>
        </draw:text-box>
      </draw:frame>
      <draw:custom-shape draw:name="TextBox 13" draw:style-name="Mgr5" draw:text-style-name="MP22" draw:layer="backgroundobjects" svg:width="3.327cm" svg:height="0.582cm" svg:x="22.017cm" svg:y="-0.004cm">
        <text:p text:style-name="MP21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6" draw:text-style-name="MP23" draw:layer="backgroundobjects" svg:width="10.702cm" svg:height="0.582cm" svg:x="0.629cm" svg:y="18.352cm">
        <text:p text:style-name="MP6"><text:span text:style-name="MT12">ⓒ </text:span><text:span text:style-name="MT12">2016. Digital Media &amp; Communications R&amp;D Center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제목_20_및_20_내용_5f_-title" draw:layer="backgroundobjects" svg:width="13.785cm" svg:height="10.339cm" svg:x="2.548cm" svg:y="2.095cm" presentation:class="page"/>
        <draw:frame presentation:style-name="제목_20_및_20_내용_5f_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_5f__5f_" style:display-name="제목 및 내용__" style:page-layout-name="PM1" draw:style-name="Mdp1">
      <office:forms form:automatic-focus="false" form:apply-design-mode="false"/>
      <draw:frame draw:name="슬라이드 번호 개체 틀 5" presentation:style-name="Mpr21" draw:text-style-name="MP17" draw:layer="backgroundobjects" svg:width="2.962cm" svg:height="0.648cm" svg:x="22.348cm" svg:y="18.27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내용 개체 틀 2" presentation:style-name="Mpr22" draw:text-style-name="MP7" draw:layer="backgroundobjects" svg:width="24.202cm" svg:height="15.077cm" svg:x="0.699cm" svg:y="3.048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><text:span text:style-name="MT7">Seventh Outline LevelMaster Text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23" draw:text-style-name="MP19" draw:layer="backgroundobjects" svg:width="22.859cm" svg:height="1.471cm" svg:x="0.499cm" svg:y="0.351cm" presentation:class="title" presentation:user-transformed="true">
        <draw:text-box>
          <text:p text:style-name="MP18"><text:span text:style-name="MT10">Title</text:span></text:p>
        </draw:text-box>
      </draw:frame>
      <draw:custom-shape draw:name="TextBox 13" draw:style-name="Mgr7" draw:text-style-name="MP22" draw:layer="backgroundobjects" svg:width="3.327cm" svg:height="0.582cm" svg:x="22.017cm" svg:y="-0.004cm">
        <text:p text:style-name="MP21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8" draw:text-style-name="MP23" draw:layer="backgroundobjects" svg:width="10.702cm" svg:height="0.582cm" svg:x="0.629cm" svg:y="18.352cm">
        <text:p text:style-name="MP6"><text:span text:style-name="MT12">ⓒ </text:span><text:span text:style-name="MT12">2016. Digital Media &amp; Communications R&amp;D Center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제목_20_및_20_내용_5f__5f_-title" draw:layer="backgroundobjects" svg:width="13.785cm" svg:height="10.339cm" svg:x="2.548cm" svg:y="2.095cm" presentation:class="page"/>
        <draw:frame presentation:style-name="제목_20_및_20_내용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2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_5f_" style:display-name="Thank you_" style:page-layout-name="PM1" draw:style-name="Mdp1">
      <office:forms form:automatic-focus="false" form:apply-design-mode="false"/>
      <draw:frame draw:name="그림 10" draw:style-name="Mgr3" draw:text-style-name="MP5" draw:layer="backgroundobjects" svg:width="25.451cm" svg:height="5.847cm" svg:x="-0.017cm" svg:y="13.236cm">
        <draw:image xlink:href="Pictures/1000000000000899000001FA7D852FD626CC9322.jpg" xlink:type="simple" xlink:show="embed" xlink:actuate="onLoad">
          <text:p/>
        </draw:image>
      </draw:frame>
      <draw:frame draw:name="제목 1" presentation:style-name="Mpr26" draw:text-style-name="MP20" draw:layer="backgroundobjects" svg:width="22.859cm" svg:height="3.174cm" svg:x="1.27cm" svg:y="6.925cm" presentation:class="title" presentation:user-transformed="true">
        <draw:text-box>
          <text:p text:style-name="MP8"><text:span text:style-name="MT11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FB82809FE61088A1.png" xlink:type="simple" xlink:show="embed" xlink:actuate="onLoad">
          <text:p/>
        </draw:image>
      </draw:frame>
      <draw:custom-shape draw:name="TextBox 5" draw:style-name="Mgr9" draw:text-style-name="MP23" draw:layer="backgroundobjects" svg:width="3.327cm" svg:height="0.582cm" svg:x="0.147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hank_20_you_5f_-title" draw:layer="backgroundobjects" svg:width="13.785cm" svg:height="10.339cm" svg:x="2.548cm" svg:y="2.095cm" presentation:class="page"/>
        <draw:frame presentation:style-name="Thank_20_you_5f_-notes" draw:layer="backgroundobjects" svg:width="15.104cm" svg:height="12.407cm" svg:x="1.888cm" svg:y="13.097cm" presentation:class="notes" presentation:placeholder="true">
          <draw:text-box/>
        </draw:frame>
        <draw:frame presentation:style-name="Mpr27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_5f__5f_" style:display-name="Thank you__" style:page-layout-name="PM1" draw:style-name="Mdp1">
      <office:forms form:automatic-focus="false" form:apply-design-mode="false"/>
      <draw:frame draw:name="그림 10" draw:style-name="Mgr3" draw:text-style-name="MP5" draw:layer="backgroundobjects" svg:width="25.451cm" svg:height="5.847cm" svg:x="-0.017cm" svg:y="13.236cm">
        <draw:image xlink:href="Pictures/1000000000000899000001FA3017F5C0FAE3D3C2.jpg" xlink:type="simple" xlink:show="embed" xlink:actuate="onLoad">
          <text:p/>
        </draw:image>
      </draw:frame>
      <draw:frame draw:name="제목 1" presentation:style-name="Mpr29" draw:text-style-name="MP20" draw:layer="backgroundobjects" svg:width="22.859cm" svg:height="3.174cm" svg:x="1.27cm" svg:y="6.925cm" presentation:class="title" presentation:user-transformed="true">
        <draw:text-box>
          <text:p text:style-name="MP8"><text:span text:style-name="MT11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4718C5243C0B0181.png" xlink:type="simple" xlink:show="embed" xlink:actuate="onLoad">
          <text:p/>
        </draw:image>
      </draw:frame>
      <draw:custom-shape draw:name="TextBox 5" draw:style-name="Mgr10" draw:text-style-name="MP23" draw:layer="backgroundobjects" svg:width="3.327cm" svg:height="0.582cm" svg:x="0.147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_5f_-outline1" draw:layer="backgroundobjects" svg:width="22.859cm" svg:height="11.048cm" svg:x="1.27cm" svg:y="4.457cm" presentation:class="outline" presentation:placeholder="true">
        <draw:text-box/>
      </draw:frame>
      <draw:frame presentation:style-name="Mpr30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0" draw:text-style-name="MP25" draw:layer="backgroundobjects" svg:width="8.05cm" svg:height="1.313cm" svg:x="8.686cm" svg:y="17.354cm" presentation:class="footer">
        <draw:text-box>
          <text:p text:style-name="MP24"><text:span text:style-name="MT1"><presentation:footer/></text:span></text:p>
        </draw:text-box>
      </draw:frame>
      <draw:frame presentation:style-name="Mpr30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hank_20_you_5f__5f_-title" draw:layer="backgroundobjects" svg:width="13.785cm" svg:height="10.339cm" svg:x="2.548cm" svg:y="2.095cm" presentation:class="page"/>
        <draw:frame presentation:style-name="Thank_20_you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3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서주영/연수생(DMC연)/에이전트/삼성전자</meta:initial-creator>
    <meta:editing-cycles>314</meta:editing-cycles>
    <meta:print-date>2015-01-22T05:00:55</meta:print-date>
    <meta:creation-date>2014-11-11T07:34:02</meta:creation-date>
    <dc:date>2016-08-11T15:33:20.283558150</dc:date>
    <meta:editing-duration>P1DT23H4M4S</meta:editing-duration>
    <meta:generator>LibreOffice/5.1.4.2$Linux_X86_64 LibreOffice_project/10m0$Build-2</meta:generator>
    <meta:document-statistic meta:object-count="136"/>
    <meta:user-defined meta:name="AppVersion">14.0000</meta:user-defined>
    <meta:user-defined meta:name="Company">Samsung Electronic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